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373cm" table:align="left"/>
    </style:style>
    <style:style style:name="Table1.A" style:family="table-column">
      <style:table-column-properties style:column-width="3.325cm"/>
    </style:style>
    <style:style style:name="Table1.B" style:family="table-column">
      <style:table-column-properties style:column-width="4.048cm"/>
    </style:style>
    <style:style style:name="Table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1.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1.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4"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Heading_20_2">
      <style:text-properties style:font-name="FreeMono" fo:font-size="10pt" officeooo:rsid="0020e522" officeooo:paragraph-rsid="0020e522" style:font-size-asian="10pt" style:font-size-complex="10pt"/>
    </style:style>
    <style:style style:name="P2" style:family="paragraph" style:parent-style-name="Preformatted_20_Text">
      <style:text-properties officeooo:rsid="001cc7d0" officeooo:paragraph-rsid="001cc7d0"/>
    </style:style>
    <style:style style:name="P3" style:family="paragraph" style:parent-style-name="Preformatted_20_Text">
      <style:text-properties style:font-name="Abyssinica SIL" fo:font-size="10pt" officeooo:rsid="001cc7d0" officeooo:paragraph-rsid="001cc7d0" style:font-size-asian="10pt" style:font-size-complex="10pt"/>
    </style:style>
    <style:style style:name="P4" style:family="paragraph" style:parent-style-name="Preformatted_20_Text">
      <style:text-properties style:font-name="Abyssinica SIL" fo:font-size="10pt" officeooo:rsid="001a33ab" officeooo:paragraph-rsid="001d9c54" style:font-size-asian="10pt" style:font-size-complex="10pt"/>
    </style:style>
    <style:style style:name="P5" style:family="paragraph" style:parent-style-name="Preformatted_20_Text">
      <style:text-properties style:font-name="Abyssinica SIL" fo:font-size="10pt" officeooo:rsid="001f157d" officeooo:paragraph-rsid="001f157d" style:font-size-asian="10pt" style:font-size-complex="10pt"/>
    </style:style>
    <style:style style:name="P6" style:family="paragraph" style:parent-style-name="Preformatted_20_Text">
      <style:text-properties officeooo:rsid="001a33ab" officeooo:paragraph-rsid="001d9c54"/>
    </style:style>
    <style:style style:name="P7" style:family="paragraph" style:parent-style-name="Preformatted_20_Text">
      <style:text-properties officeooo:rsid="0020e522" officeooo:paragraph-rsid="0020e522"/>
    </style:style>
    <style:style style:name="P8" style:family="paragraph" style:parent-style-name="Preformatted_20_Text">
      <style:text-properties officeooo:rsid="00216bdb" officeooo:paragraph-rsid="00216bdb"/>
    </style:style>
    <style:style style:name="P9" style:family="paragraph" style:parent-style-name="Preformatted_20_Text">
      <style:text-properties style:font-name="FreeMono" fo:font-size="10pt" style:font-size-asian="10pt" style:font-size-complex="10pt"/>
    </style:style>
    <style:style style:name="P10" style:family="paragraph" style:parent-style-name="Preformatted_20_Text">
      <style:text-properties style:font-name="FreeMono" fo:font-size="10pt" officeooo:rsid="00216bdb" officeooo:paragraph-rsid="00216bdb" style:font-size-asian="10pt" style:font-size-complex="10pt"/>
    </style:style>
    <style:style style:name="P11" style:family="paragraph" style:parent-style-name="Preformatted_20_Text">
      <style:paragraph-properties fo:margin-top="0cm" fo:margin-bottom="0.499cm" loext:contextual-spacing="false"/>
      <style:text-properties officeooo:paragraph-rsid="001d9c54"/>
    </style:style>
    <style:style style:name="P12" style:family="paragraph" style:parent-style-name="Preformatted_20_Text">
      <style:paragraph-properties fo:margin-top="0cm" fo:margin-bottom="0.499cm" loext:contextual-spacing="false"/>
      <style:text-properties style:font-name="FreeMono" fo:font-size="10pt" style:font-size-asian="10pt" style:font-size-complex="10pt"/>
    </style:style>
    <style:style style:name="P13" style:family="paragraph" style:parent-style-name="Standard">
      <style:text-properties officeooo:paragraph-rsid="001cc7d0"/>
    </style:style>
    <style:style style:name="P14" style:family="paragraph" style:parent-style-name="Standard">
      <style:text-properties officeooo:paragraph-rsid="001d9c54"/>
    </style:style>
    <style:style style:name="P15" style:family="paragraph" style:parent-style-name="Standard">
      <style:text-properties officeooo:paragraph-rsid="001f157d"/>
    </style:style>
    <style:style style:name="P16" style:family="paragraph" style:parent-style-name="Standard">
      <style:paragraph-properties fo:text-align="justify" style:justify-single-word="false"/>
      <style:text-properties officeooo:paragraph-rsid="001f157d"/>
    </style:style>
    <style:style style:name="P17" style:family="paragraph" style:parent-style-name="Standard">
      <style:text-properties style:font-name="FreeMono" fo:font-size="10pt" officeooo:rsid="001cc7d0" officeooo:paragraph-rsid="001cc7d0" style:font-size-asian="10pt" style:font-size-complex="10pt"/>
    </style:style>
    <style:style style:name="P18" style:family="paragraph" style:parent-style-name="Standard">
      <style:text-properties style:font-name="FreeMono" fo:font-size="10pt" officeooo:paragraph-rsid="001cc7d0" style:font-size-asian="10pt" style:font-size-complex="10pt"/>
    </style:style>
    <style:style style:name="P19" style:family="paragraph" style:parent-style-name="Standard">
      <style:text-properties style:font-name="FreeMono" fo:font-size="10pt" officeooo:rsid="001a33ab" officeooo:paragraph-rsid="001d9c54" style:font-size-asian="10pt" style:font-size-complex="10pt"/>
    </style:style>
    <style:style style:name="P20" style:family="paragraph" style:parent-style-name="Standard">
      <style:text-properties style:font-name="FreeMono" fo:font-size="10pt" officeooo:rsid="001f157d" officeooo:paragraph-rsid="001f157d" style:font-size-asian="10pt" style:font-size-complex="10pt"/>
    </style:style>
    <style:style style:name="P21" style:family="paragraph" style:parent-style-name="Standard">
      <style:text-properties style:font-name="FreeMono" fo:font-size="10pt" officeooo:paragraph-rsid="001d9c54" style:font-size-asian="10pt" style:font-size-complex="10pt"/>
    </style:style>
    <style:style style:name="P22" style:family="paragraph" style:parent-style-name="Standard">
      <style:text-properties style:font-name="FreeMono" fo:font-size="10pt" fo:font-weight="bold" officeooo:rsid="001cc7d0" officeooo:paragraph-rsid="001f157d" style:font-size-asian="10pt" style:font-weight-asian="bold" style:font-size-complex="10pt" style:font-weight-complex="bold"/>
    </style:style>
    <style:style style:name="P23" style:family="paragraph" style:parent-style-name="Standard">
      <style:text-properties style:font-name="FreeMono" fo:font-size="10pt" fo:font-weight="bold" officeooo:rsid="001cc7d0" officeooo:paragraph-rsid="0020e522" style:font-size-asian="10pt" style:font-weight-asian="bold" style:font-size-complex="10pt" style:font-weight-complex="bold"/>
    </style:style>
    <style:style style:name="P24" style:family="paragraph" style:parent-style-name="Table_20_Contents">
      <style:text-properties style:font-name="FreeMono" fo:font-size="10pt" style:font-size-asian="10pt" style:font-size-complex="10pt"/>
    </style:style>
    <style:style style:name="P25" style:family="paragraph" style:parent-style-name="Table_20_Heading">
      <style:text-properties style:font-name="FreeMono" fo:font-size="10pt" style:font-size-asian="10pt" style:font-size-complex="10pt"/>
    </style:style>
    <style:style style:name="P26" style:family="paragraph" style:parent-style-name="Text_20_body">
      <style:text-properties officeooo:rsid="001cc7d0" officeooo:paragraph-rsid="001cc7d0"/>
    </style:style>
    <style:style style:name="P27" style:family="paragraph" style:parent-style-name="Text_20_body">
      <style:text-properties style:font-name="Abyssinica SIL" fo:font-size="10pt" officeooo:rsid="001f157d" officeooo:paragraph-rsid="001f157d" style:font-size-asian="10pt" style:font-size-complex="10pt"/>
    </style:style>
    <style:style style:name="P28" style:family="paragraph" style:parent-style-name="Text_20_body">
      <style:text-properties officeooo:paragraph-rsid="0020e522"/>
    </style:style>
    <style:style style:name="P29" style:family="paragraph" style:parent-style-name="Text_20_body">
      <style:text-properties style:font-name="FreeMono" fo:font-size="10pt" style:font-size-asian="10pt" style:font-size-complex="10pt"/>
    </style:style>
    <style:style style:name="P30" style:family="paragraph" style:parent-style-name="Text_20_body">
      <style:text-properties style:font-name="FreeMono" fo:font-size="10pt" officeooo:rsid="001f157d" officeooo:paragraph-rsid="001f157d" style:font-size-asian="10pt" style:font-size-complex="10pt"/>
    </style:style>
    <style:style style:name="P31" style:family="paragraph" style:parent-style-name="Text_20_body">
      <style:text-properties style:font-name="FreeMono" fo:font-size="10pt" officeooo:rsid="001a33ab" style:font-size-asian="10pt" style:font-size-complex="10pt"/>
    </style:style>
    <style:style style:name="P32" style:family="paragraph" style:parent-style-name="Text_20_body">
      <style:text-properties style:font-name="FreeMono" fo:font-size="10pt" officeooo:paragraph-rsid="001cc7d0" style:font-size-asian="10pt" style:font-size-complex="10pt"/>
    </style:style>
    <style:style style:name="P33" style:family="paragraph" style:parent-style-name="Text_20_body">
      <style:text-properties style:font-name="FreeMono" fo:font-size="10pt" officeooo:paragraph-rsid="0020e522" style:font-size-asian="10pt" style:font-size-complex="10pt"/>
    </style:style>
    <style:style style:name="P34" style:family="paragraph" style:parent-style-name="Text_20_body">
      <style:text-properties style:font-name="FreeMono" fo:font-size="10pt" officeooo:rsid="0020e522" officeooo:paragraph-rsid="0020e522" style:font-size-asian="10pt" style:font-size-complex="10pt"/>
    </style:style>
    <style:style style:name="P35" style:family="paragraph" style:parent-style-name="Text_20_body" style:list-style-name="L2">
      <style:text-properties style:font-name="FreeMono" fo:font-size="10pt" style:font-size-asian="10pt" style:font-size-complex="10pt"/>
    </style:style>
    <style:style style:name="P36" style:family="paragraph" style:parent-style-name="Text_20_body">
      <style:text-properties style:font-name="FreeMono" fo:font-size="10pt" officeooo:rsid="00216bdb" officeooo:paragraph-rsid="00216bdb" style:font-size-asian="10pt" style:font-size-complex="10pt"/>
    </style:style>
    <style:style style:name="P37" style:family="paragraph" style:parent-style-name="Text_20_body">
      <style:text-properties style:font-name="FreeMono" fo:font-size="10pt" officeooo:paragraph-rsid="00216bdb" style:font-size-asian="10pt" style:font-size-complex="10pt"/>
    </style:style>
    <style:style style:name="P38" style:family="paragraph" style:parent-style-name="Text_20_body">
      <style:text-properties officeooo:rsid="0020e522" officeooo:paragraph-rsid="0020e522"/>
    </style:style>
    <style:style style:name="P39" style:family="paragraph" style:parent-style-name="Text_20_body" style:list-style-name="L2"/>
    <style:style style:name="P40" style:family="paragraph" style:parent-style-name="Text_20_body">
      <style:text-properties officeooo:rsid="00216bdb" officeooo:paragraph-rsid="00216bdb"/>
    </style:style>
    <style:style style:name="P41" style:family="paragraph" style:parent-style-name="Text_20_body">
      <style:text-properties officeooo:paragraph-rsid="00216bdb"/>
    </style:style>
    <style:style style:name="P42" style:family="paragraph" style:parent-style-name="Text_20_body">
      <style:paragraph-properties fo:margin-top="0cm" fo:margin-bottom="0cm" loext:contextual-spacing="false"/>
      <style:text-properties style:font-name="FreeMono" fo:font-size="10pt" officeooo:rsid="001f157d" officeooo:paragraph-rsid="0020e522" style:font-size-asian="10pt" style:font-size-complex="10pt"/>
    </style:style>
    <style:style style:name="P43" style:family="paragraph" style:parent-style-name="Text_20_body">
      <style:paragraph-properties fo:margin-top="0cm" fo:margin-bottom="0cm" loext:contextual-spacing="false"/>
      <style:text-properties style:font-name="FreeMono" fo:font-size="10pt" officeooo:paragraph-rsid="0020e522" style:font-size-asian="10pt" style:font-size-complex="10pt"/>
    </style:style>
    <style:style style:name="T1" style:family="text">
      <style:text-properties officeooo:rsid="001cc7d0"/>
    </style:style>
    <style:style style:name="T2" style:family="text">
      <style:text-properties style:font-name="Abyssinica SIL" fo:font-size="10pt" style:font-size-asian="10pt" style:font-size-complex="10pt"/>
    </style:style>
    <style:style style:name="T3" style:family="text">
      <style:text-properties style:font-name="Abyssinica SIL" fo:font-size="10pt" officeooo:rsid="001cc7d0" style:font-size-asian="10pt" style:font-size-complex="10pt"/>
    </style:style>
    <style:style style:name="T4" style:family="text">
      <style:text-properties style:font-name="Abyssinica SIL" fo:font-size="10pt" officeooo:rsid="001f157d" style:font-size-asian="10pt" style:font-size-complex="10pt"/>
    </style:style>
    <style:style style:name="T5" style:family="text">
      <style:text-properties style:font-name="Abyssinica SIL" fo:font-size="10pt" officeooo:rsid="0020e522" style:font-size-asian="10pt" style:font-size-complex="10pt"/>
    </style:style>
    <style:style style:name="T6" style:family="text">
      <style:text-properties fo:font-size="10pt" style:font-size-asian="10pt" style:font-size-complex="10pt"/>
    </style:style>
    <style:style style:name="T7" style:family="text">
      <style:text-properties fo:font-size="10pt" officeooo:rsid="001f157d" style:font-size-asian="10pt" style:font-size-complex="10pt"/>
    </style:style>
    <style:style style:name="T8" style:family="text">
      <style:text-properties fo:font-size="10pt" officeooo:rsid="001cc7d0" style:font-size-asian="10pt" style:font-size-complex="10pt"/>
    </style:style>
    <style:style style:name="T9" style:family="text">
      <style:text-properties fo:font-size="10pt" officeooo:rsid="0020e522" style:font-size-asian="10pt" style:font-size-complex="10pt"/>
    </style:style>
    <style:style style:name="T10" style:family="text">
      <style:text-properties fo:font-size="10pt" fo:font-weight="bold" officeooo:rsid="001f157d" style:font-size-asian="10pt" style:font-weight-asian="bold" style:font-size-complex="10pt" style:font-weight-complex="bold"/>
    </style:style>
    <style:style style:name="T11" style:family="text">
      <style:text-properties fo:font-weight="bold" officeooo:rsid="001a33ab" style:font-weight-asian="bold" style:font-weight-complex="bold"/>
    </style:style>
    <style:style style:name="T12" style:family="text">
      <style:text-properties officeooo:rsid="001a33ab"/>
    </style:style>
    <style:style style:name="T13" style:family="text">
      <style:text-properties officeooo:rsid="001f157d"/>
    </style:style>
    <style:style style:name="T14" style:family="text">
      <style:text-properties officeooo:rsid="0020e522"/>
    </style:style>
    <style:style style:name="T15" style:family="text">
      <style:text-properties officeooo:rsid="00216bdb"/>
    </style:style>
    <style:style style:name="T16" style:family="text">
      <style:text-properties style:font-name="FreeMono"/>
    </style:style>
    <style:style style:name="T17" style:family="text">
      <style:text-properties style:font-name="FreeMono" fo:font-size="10pt" style:font-size-asian="10pt" style:font-size-complex="10pt"/>
    </style:style>
    <style:style style:name="T18" style:family="text">
      <style:text-properties style:font-name="FreeMono" fo:font-size="10pt" officeooo:rsid="001cc7d0" style:font-size-asian="10pt" style:font-size-complex="10pt"/>
    </style:style>
    <style:style style:name="T19" style:family="text">
      <style:text-properties style:font-name="FreeMono" fo:font-size="10pt" officeooo:rsid="001f157d" style:font-size-asian="10pt" style:font-size-complex="10pt"/>
    </style:style>
    <style:style style:name="T20" style:family="text">
      <style:text-properties style:font-name="FreeMono" fo:font-size="10pt" officeooo:rsid="0020e522" style:font-size-asian="10pt" style:font-size-complex="10pt"/>
    </style:style>
    <style:style style:name="T21" style:family="text">
      <style:text-properties style:font-name="FreeMono" fo:font-size="10pt" officeooo:rsid="001a33ab" style:font-size-asian="10pt" style:font-size-complex="10pt"/>
    </style:style>
    <style:style style:name="T22" style:family="text">
      <style:text-properties style:font-name="FreeMono" fo:font-size="10pt" officeooo:rsid="00216bdb" style:font-size-asian="10pt" style:font-size-complex="10pt"/>
    </style:style>
    <style:style style:name="T23" style:family="text">
      <style:text-properties style:font-name="FreeMono" fo:font-size="10pt" fo:font-weight="bold" officeooo:rsid="001f157d" style:font-size-asian="10pt" style:font-weight-asian="bold" style:font-size-complex="10pt" style:font-weight-complex="bold"/>
    </style:style>
    <style:style style:name="T24" style:family="text">
      <style:text-properties style:font-name="FreeMono" fo:font-size="10pt" fo:font-weight="bold" officeooo:rsid="001a33ab" style:font-size-asian="10pt" style:font-weight-asian="bold" style:font-size-complex="10pt" style:font-weight-complex="bold"/>
    </style:style>
    <style:style style:name="T25" style:family="text">
      <style:text-properties style:font-name="FreeMono" fo:font-weight="bold" officeooo:rsid="001a33ab" style:font-weight-asian="bold" style:font-weight-complex="bold"/>
    </style:style>
    <style:style style:name="T26" style:family="text">
      <style:text-properties style:font-name="FreeMono" fo:font-weight="bold" officeooo:rsid="001f157d" style:font-weight-asian="bold" style:font-weight-complex="bold"/>
    </style:style>
    <style:style style:name="T27" style:family="text">
      <style:text-properties style:font-name="FreeMono" officeooo:rsid="001a33ab"/>
    </style:style>
    <style:style style:name="T28" style:family="text">
      <style:text-properties style:font-name="FreeMono" officeooo:rsid="0020e522"/>
    </style:style>
    <style:style style:name="T29" style:family="text">
      <style:text-properties style:font-name="FreeMono" officeooo:rsid="00216bdb"/>
    </style:style>
    <style:style style:name="T30" style:family="text">
      <style:text-properties style:font-name="FreeMono" officeooo:rsid="001cc7d0"/>
    </style:style>
    <style:style style:name="T31" style:family="text">
      <style:text-properties style:font-name="FreeMono" officeooo:rsid="001f157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Chapter 08</text:p>
      <text:p text:style-name="P17"/>
      <text:p text:style-name="P2"><text:span text:style-name="Source_20_Text"><text:span text:style-name="T17">[student@workstation ~]$ </text:span></text:span><text:span text:style-name="Strong_20_Emphasis"><text:span text:style-name="Source_20_Text"><text:span text:style-name="T17">lab role-review start</text:span></text:span></text:span></text:p>
      <text:p text:style-name="P17"/>
      <text:p text:style-name="P26"><text:span text:style-name="T17">1 - Change to the </text:span><text:span text:style-name="Source_20_Text"><text:span text:style-name="T17">/home/student/role-review</text:span></text:span><text:span text:style-name="T17"> working directory. </text:span></text:p>
      <text:p text:style-name="P13"><text:span text:style-name="T18">2 - </text:span><text:span text:style-name="T17">Create a playbook named </text:span><text:span text:style-name="Source_20_Text"><text:span text:style-name="T17">web_dev_server.yml</text:span></text:span><text:span text:style-name="T17"> with a single play named </text:span><text:span text:style-name="Source_20_Text"><text:span text:style-name="T17">Configure Dev Web Server</text:span></text:span><text:span text:style-name="T17">. Configure the play to target the host group </text:span><text:span text:style-name="Source_20_Text"><text:span text:style-name="T17">dev_webserver</text:span></text:span><text:span text:style-name="T17">. Do not add any roles or tasks to the play yet. </text:span></text:p>
      <text:p text:style-name="P29">Ensure that the play forces handlers to execute, because you may encounter an error while developing the playbook. </text:p>
      <text:p text:style-name="P18"><text:span text:style-name="T1">3 - </text:span>Check the syntax of the playbook. Run the playbook. The syntax check should pass and the playbook should run successfully. </text:p>
      <text:p text:style-name="P17"/>
      <text:p text:style-name="P18"><text:span text:style-name="T1">4 - </text:span>Make sure that playbook's role dependencies are installed. </text:p>
      <text:p text:style-name="Text_20_body"><text:span text:style-name="T17">The </text:span><text:span text:style-name="Source_20_Text"><text:span text:style-name="T17">apache.developer_configs</text:span></text:span><text:span text:style-name="T17"> role that you will create depends on the </text:span><text:span text:style-name="Source_20_Text"><text:span text:style-name="T17">infra.apache</text:span></text:span><text:span text:style-name="T17"> role. Create a </text:span><text:span text:style-name="Source_20_Text"><text:span text:style-name="T17">roles/requirements.yml</text:span></text:span><text:span text:style-name="T17"> file. It should install the role from the Git repository at </text:span><text:span text:style-name="Source_20_Text"><text:span text:style-name="T17">git@workstation.lab.example.com:infra/apache</text:span></text:span><text:span text:style-name="T17">, use version </text:span><text:span text:style-name="Source_20_Text"><text:span text:style-name="T17">v1.4</text:span></text:span><text:span text:style-name="T17">, and name it </text:span><text:span text:style-name="Source_20_Text"><text:span text:style-name="T17">infra.apache</text:span></text:span><text:span text:style-name="T17"> locally. You can assume that your SSH keys are configured to allow you to get roles from that repository automatically. Install the role with the </text:span><text:span text:style-name="Strong_20_Emphasis"><text:span text:style-name="T17">ansible-galaxy</text:span></text:span><text:span text:style-name="T17"> command. </text:span></text:p>
      <text:p text:style-name="P29">In addition, install the rhel-system-roles package if not present. </text:p>
      <text:p text:style-name="P17"/>
      <text:p text:style-name="P13"><text:span text:style-name="T18">5 -</text:span><text:span text:style-name="T17">Initialize a new role named </text:span><text:span text:style-name="Source_20_Text"><text:span text:style-name="T17">apache.developer_configs</text:span></text:span><text:span text:style-name="T17"> in the </text:span><text:span text:style-name="Source_20_Text"><text:span text:style-name="T17">roles</text:span></text:span><text:span text:style-name="T17"> subdirectory. </text:span></text:p>
      <text:p text:style-name="Text_20_body"><text:span text:style-name="T17">Add the </text:span><text:span text:style-name="Source_20_Text"><text:span text:style-name="T17">infra.apache</text:span></text:span><text:span text:style-name="T17"> role as a dependency for the new role, using the same information for name, source, version, and version control system as the </text:span><text:span text:style-name="Source_20_Text"><text:span text:style-name="T17">roles/requirements.yml</text:span></text:span><text:span text:style-name="T17"> file. </text:span></text:p>
      <text:p text:style-name="Text_20_body"><text:span text:style-name="T17">The </text:span><text:span text:style-name="Source_20_Text"><text:span text:style-name="T17">developer_tasks.yml</text:span></text:span><text:span text:style-name="T17"> file in the project directory contains tasks for the role. Move this file to the correct location to be the tasks file for this role, and replace the existing file in that location. </text:span></text:p>
      <text:p text:style-name="Text_20_body"><text:span text:style-name="T17">The </text:span><text:span text:style-name="Source_20_Text"><text:span text:style-name="T17">developer.conf.j2</text:span></text:span><text:span text:style-name="T17"> file in the project directory is a Jinja2 template used by the tasks file. Move it to the correct location for template files used by this role. </text:span></text:p>
      <text:p text:style-name="P13"><text:span text:style-name="T18">6 - </text:span><text:span text:style-name="T17">The </text:span><text:span text:style-name="Source_20_Text"><text:span text:style-name="T17">apache.developer_configs</text:span></text:span><text:span text:style-name="T17"> role will process a list of users defined in a variable named </text:span><text:span text:style-name="Source_20_Text"><text:span text:style-name="T17">web_developers</text:span></text:span><text:span text:style-name="T17">. The </text:span><text:span text:style-name="Source_20_Text"><text:span text:style-name="T17">web_developers.yml</text:span></text:span><text:span text:style-name="T17"> file in the project directory defines the </text:span><text:span text:style-name="Source_20_Text"><text:span text:style-name="T17">web_developers</text:span></text:span><text:span text:style-name="T17"> user list variable. Review this file and use it to define the </text:span><text:span text:style-name="Source_20_Text"><text:span text:style-name="T17">web_developers</text:span></text:span><text:span text:style-name="T17"> variable for the development web server host group. </text:span></text:p>
      <text:p text:style-name="P13"><text:span text:style-name="T18">7 - </text:span><text:span text:style-name="T17">Add the role </text:span><text:span text:style-name="Source_20_Text"><text:span text:style-name="T17">apache.developer_configs</text:span></text:span><text:span text:style-name="T17"> to the play in the </text:span><text:span text:style-name="Source_20_Text"><text:span text:style-name="T17">web_dev_server.yml</text:span></text:span><text:span text:style-name="T17"> playbook. </text:span></text:p>
      <text:p text:style-name="P13"><text:span text:style-name="T18">8 - </text:span><text:span text:style-name="T17">Check the syntax of the playbook. Run the playbook. The syntax check should pass, but the playbook should fail when the </text:span><text:span text:style-name="Source_20_Text"><text:span text:style-name="T17">infra.apache</text:span></text:span><text:span text:style-name="T17"> role attempts to restart Apache HTTPD. </text:span></text:p>
      <text:p text:style-name="P18"/>
      <text:p text:style-name="P13"><text:span text:style-name="T18">9 - </text:span><text:span text:style-name="T17">Apache HTTPD failed to restart in the preceding step because the network ports it uses for your developers are labeled with the wrong SELinux contexts. You have been provided with a variable file, </text:span><text:span text:style-name="Source_20_Text"><text:span text:style-name="T17">selinux.yml</text:span></text:span><text:span text:style-name="T17">, which can be used with the </text:span><text:span text:style-name="Source_20_Text"><text:span text:style-name="T17">rhel-system-roles.selinux</text:span></text:span><text:span text:style-name="T17"> role to fix the issue. </text:span></text:p>
      <text:p text:style-name="Text_20_body"><text:span text:style-name="T17">Create a </text:span><text:span text:style-name="Source_20_Text"><text:span text:style-name="T17">pre_tasks</text:span></text:span><text:span text:style-name="T17"> section for your play in the </text:span><text:span text:style-name="Source_20_Text"><text:span text:style-name="T17">web_dev_server.yml</text:span></text:span><text:span text:style-name="T17"> playbook. In that section, use a task to include the </text:span><text:span text:style-name="Source_20_Text"><text:span text:style-name="T17">rhel-system-roles.selinux</text:span></text:span><text:span text:style-name="T17"> role in a </text:span><text:span text:style-name="Source_20_Text"><text:span text:style-name="T17">block</text:span></text:span><text:span text:style-name="T17">/</text:span><text:span text:style-name="Source_20_Text"><text:span text:style-name="T17">rescue</text:span></text:span><text:span text:style-name="T17"> structure so that it is properly applied. Review the lecture or the documentation for this role to see how to do this. </text:span></text:p>
      <text:p text:style-name="Text_20_body"><text:span text:style-name="T17">Inspect the </text:span><text:span text:style-name="Source_20_Text"><text:span text:style-name="T17">selinux.yml</text:span></text:span><text:span text:style-name="T17"> file. Move it to the correct location so that its variables are set for the </text:span><text:span text:style-name="Source_20_Text"><text:span text:style-name="T17">dev_webserver</text:span></text:span><text:span text:style-name="T17"> host group. </text:span></text:p>
      <text:p text:style-name="P32"><text:span text:style-name="T1">10 - </text:span>Check syntax of the final playbook. The syntax check should pass. </text:p>
      <text:p text:style-name="P32"><text:span text:style-name="T1">11 - </text:span>Run the playbook. It should succeed. </text:p>
      <text:p text:style-name="P18"><text:span text:style-name="T1">12 - </text:span>Test the configuration of the development web server. Verify that all endpoints are accessible and serving each developer's content. </text:p>
      <text:p text:style-name="P17"/>
      <text:p text:style-name="P3"><text:span text:style-name="Source_20_Text"><text:span text:style-name="T16">[student@workstation ~]$ </text:span></text:span><text:span text:style-name="Strong_20_Emphasis"><text:span text:style-name="Source_20_Text"><text:span text:style-name="T16">lab role-review grade</text:span></text:span></text:span></text:p>
      <text:p text:style-name="P3"><text:span text:style-name="Source_20_Text"><text:span text:style-name="T16">[student@workstation ~]$ </text:span></text:span><text:span text:style-name="Strong_20_Emphasis"><text:span text:style-name="Source_20_Text"><text:span text:style-name="T16">lab role-review finish</text:span></text:span></text:span></text:p>
      <text:p text:style-name="P17"/>
      <text:p text:style-name="P11"><text:span text:style-name="Source_20_Text"><text:span text:style-name="T24">Chapter 09</text:span></text:span></text:p>
      <text:p text:style-name="P11"><text:span text:style-name="Source_20_Text"><text:span text:style-name="T17">[student@workstation ~]$ lab troubleshoot-review start</text:span></text:span></text:p>
      <text:p text:style-name="P14"><text:soft-page-break/><text:span text:style-name="T21">1-</text:span><text:span text:style-name="T17">From the </text:span><text:span text:style-name="Source_20_Text"><text:span text:style-name="T17">~/troubleshoot-review</text:span></text:span><text:span text:style-name="T17"> directory, check the syntax of the </text:span><text:span text:style-name="Source_20_Text"><text:span text:style-name="T17">secure-web.yml</text:span></text:span><text:span text:style-name="T17"> playbook. This playbook contains one play that sets up Apache HTTPD with TLS/SSL for hosts in the group </text:span><text:span text:style-name="Source_20_Text"><text:span text:style-name="T17">webservers</text:span></text:span><text:span text:style-name="T17">. Fix the issue that is reported. </text:span></text:p>
      <text:p text:style-name="P21"/>
      <text:p text:style-name="P14"><text:span text:style-name="T21">2-</text:span><text:span text:style-name="T17">Check the syntax of the </text:span><text:span text:style-name="Source_20_Text"><text:span text:style-name="T17">secure-web.yml</text:span></text:span><text:span text:style-name="T17"> playbook again. Fix the issue that is reported. </text:span></text:p>
      <text:p text:style-name="P19"/>
      <text:p text:style-name="P14"><text:span text:style-name="T21">3-</text:span><text:span text:style-name="T17">Check the syntax of the </text:span><text:span text:style-name="Source_20_Text"><text:span text:style-name="T17">secure-web.yml</text:span></text:span><text:span text:style-name="T17"> playbook a third time. Fix the issue that is reported. </text:span></text:p>
      <text:p text:style-name="P19"/>
      <text:p text:style-name="P14"><text:span text:style-name="T21">4-</text:span><text:span text:style-name="T17">Check the syntax of the </text:span><text:span text:style-name="Source_20_Text"><text:span text:style-name="T17">secure-web.yml</text:span></text:span><text:span text:style-name="T17"> playbook a fourth time. It should not show any syntax errors. </text:span></text:p>
      <text:p text:style-name="P19"/>
      <text:p text:style-name="P14"><text:span text:style-name="T21">5-</text:span><text:span text:style-name="T17">Run the </text:span><text:span text:style-name="Source_20_Text"><text:span text:style-name="T17">secure-web.yml</text:span></text:span><text:span text:style-name="T17"> playbook. Ansible is not able to connect to </text:span><text:span text:style-name="Source_20_Text"><text:span text:style-name="T17">serverb.lab.example.com</text:span></text:span><text:span text:style-name="T17">. Fix this problem. </text:span></text:p>
      <text:p text:style-name="P19"/>
      <text:p text:style-name="P14"><text:span text:style-name="T21">6-</text:span><text:span text:style-name="T17">Run the </text:span><text:span text:style-name="Source_20_Text"><text:span text:style-name="T17">secure-web.yml</text:span></text:span><text:span text:style-name="T17"> playbook again. Ansible should authenticate as the </text:span><text:span text:style-name="Source_20_Text"><text:span text:style-name="T17">devops</text:span></text:span><text:span text:style-name="T17"> remote user on the managed host. Fix this issue. </text:span></text:p>
      <text:p text:style-name="P19"/>
      <text:p text:style-name="P14"><text:span text:style-name="T21">7-</text:span><text:span text:style-name="T17">Run the </text:span><text:span text:style-name="Source_20_Text"><text:span text:style-name="T17">secure-web.yml</text:span></text:span><text:span text:style-name="T17"> playbook a third time. Fix the issue that is reported. </text:span></text:p>
      <text:p text:style-name="P19"/>
      <text:p text:style-name="P14"><text:span text:style-name="T21">8-</text:span><text:span text:style-name="T17">Run the </text:span><text:span text:style-name="Source_20_Text"><text:span text:style-name="T17">secure-web.yml</text:span></text:span><text:span text:style-name="T17"> playbook one more time. It should complete successfully. Use an ad hoc command to verify that the </text:span><text:span text:style-name="Source_20_Text"><text:span text:style-name="T17">httpd</text:span></text:span><text:span text:style-name="T17"> service is running. </text:span></text:p>
      <text:p text:style-name="P19"/>
      <text:p text:style-name="P6"><text:span text:style-name="Source_20_Text"><text:span text:style-name="T17">[student@workstation ~]$ lab troubleshoot-review grade</text:span></text:span></text:p>
      <text:p text:style-name="P19"/>
      <text:p text:style-name="P6"><text:span text:style-name="Source_20_Text"><text:span text:style-name="T17">[student@workstation ~]$ lab troubleshoot-review finish</text:span></text:span></text:p>
      <text:p text:style-name="P19"/>
      <text:p text:style-name="P19"/>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Chapter <text:span text:style-name="T13">10</text:span></text:p>
      <text:p text:style-name="P19"/>
      <text:p text:style-name="P4"><text:span text:style-name="Source_20_Text"><text:span text:style-name="T16">[student@workstation ~]$ </text:span></text:span><text:span text:style-name="Strong_20_Emphasis"><text:span text:style-name="Source_20_Text"><text:span text:style-name="T16">lab system-review start</text:span></text:span></text:span></text:p>
      <text:p text:style-name="P19"/>
      <text:p text:style-name="P16"><text:span text:style-name="T19">1 - </text:span><text:span text:style-name="T17">Create and execute on the </text:span><text:span text:style-name="Source_20_Text"><text:span text:style-name="T17">webservers</text:span></text:span><text:span text:style-name="T17"> host group a playbook which configures the Yum internal repository located at </text:span><text:span text:style-name="Source_20_Text"><text:span text:style-name="T17">http://materials.example.com/yum/repository</text:span></text:span><text:span text:style-name="T17">, and installs the example-motd package available in that repository. All RPM packages are signed with an organizational GPG key pair. The GPG public key is available at </text:span><text:span text:style-name="Source_20_Text"><text:span text:style-name="T17">http://materials.example.com/yum/repository/RPM-GPG-KEY-example</text:span></text:span><text:span text:style-name="T17">. </text:span></text:p>
      <text:p text:style-name="P20"/>
      <text:p text:style-name="P15"><text:span text:style-name="T19">2 - </text:span><text:span text:style-name="T17">Create and execute on the </text:span><text:span text:style-name="Source_20_Text"><text:span text:style-name="T17">webservers</text:span></text:span><text:span text:style-name="T17"> host group a playbook which creates the </text:span><text:span text:style-name="Source_20_Text"><text:span text:style-name="T17">webadmin</text:span></text:span><text:span text:style-name="T17"> user group, and add two users to that group, </text:span><text:span text:style-name="Source_20_Text"><text:span text:style-name="T17">ops1</text:span></text:span><text:span text:style-name="T17"> and </text:span><text:span text:style-name="Source_20_Text"><text:span text:style-name="T17">ops2</text:span></text:span><text:span text:style-name="T17">. </text:span></text:p>
      <text:p text:style-name="P20"/>
      <text:p text:style-name="P15"><text:span text:style-name="T19">3 - </text:span><text:span text:style-name="T17">Create and execute on the </text:span><text:span text:style-name="Source_20_Text"><text:span text:style-name="T17">webservers</text:span></text:span><text:span text:style-name="T17"> host group a playbook that uses the </text:span><text:span text:style-name="Source_20_Text"><text:span text:style-name="T17">/dev/vdb</text:span></text:span><text:span text:style-name="T17"> device to create a volume group named </text:span><text:span text:style-name="Source_20_Text"><text:span text:style-name="T17">apache-vg</text:span></text:span><text:span text:style-name="T17">. This playbook also creates two logical volumes, named </text:span><text:span text:style-name="Source_20_Text"><text:span text:style-name="T17">content-lv</text:span></text:span><text:span text:style-name="T17"> and </text:span><text:span text:style-name="Source_20_Text"><text:span text:style-name="T17">logs-lv</text:span></text:span><text:span text:style-name="T17">, both backed by the </text:span><text:span text:style-name="Source_20_Text"><text:span text:style-name="T17">apache-vg</text:span></text:span><text:span text:style-name="T17"> volume group. Finally, it creates an XFS file system on each logical volume, and mounts the </text:span><text:span text:style-name="Source_20_Text"><text:span text:style-name="T17">content-lv</text:span></text:span><text:span text:style-name="T17"> logical volume at </text:span><text:span text:style-name="Source_20_Text"><text:span text:style-name="T17">/var/www</text:span></text:span><text:span text:style-name="T17">, and the </text:span><text:span text:style-name="Source_20_Text"><text:span text:style-name="T17">logs-lv</text:span></text:span><text:span text:style-name="T17"> logical volume at </text:span><text:span text:style-name="Source_20_Text"><text:span text:style-name="T17">/var/log/httpd</text:span></text:span><text:span text:style-name="T17">. The lab script populates two files in </text:span><text:span text:style-name="Source_20_Text"><text:span text:style-name="T17">~/system-review</text:span></text:span><text:span text:style-name="T17">, </text:span><text:span text:style-name="Source_20_Text"><text:span text:style-name="T17">storage.yml</text:span></text:span><text:span text:style-name="T17"> which provides an initial skeleton for the playbook, and </text:span><text:span text:style-name="Source_20_Text"><text:span text:style-name="T17">storage_vars.xml</text:span></text:span><text:span text:style-name="T17"> which provides values to all the variables required by the different modules. </text:span></text:p>
      <text:p text:style-name="P20"/>
      <text:p text:style-name="P15"><text:span text:style-name="T19">4 - </text:span><text:span text:style-name="T17">Create and execute on the </text:span><text:span text:style-name="Source_20_Text"><text:span text:style-name="T17">webservers</text:span></text:span><text:span text:style-name="T17"> host group a playbook which uses the </text:span><text:span text:style-name="Source_20_Text"><text:span text:style-name="T17">cron</text:span></text:span><text:span text:style-name="T17"> module to create the </text:span><text:span text:style-name="Source_20_Text"><text:span text:style-name="T17">/etc/cron.d/disk_usage</text:span></text:span><text:span text:style-name="T17"> crontab file that schedules a recurring cron job. The job should run as the </text:span><text:span text:style-name="Source_20_Text"><text:span text:style-name="T17">devops</text:span></text:span><text:span text:style-name="T17"> user every two minutes between </text:span><text:span text:style-name="Source_20_Text"><text:span text:style-name="T17">09:00</text:span></text:span><text:span text:style-name="T17"> and </text:span><text:span text:style-name="Source_20_Text"><text:span text:style-name="T17">16:59</text:span></text:span><text:span text:style-name="T17"> on </text:span><text:span text:style-name="Source_20_Text"><text:span text:style-name="T17">Monday</text:span></text:span><text:span text:style-name="T17"> through </text:span><text:span text:style-name="Source_20_Text"><text:span text:style-name="T17">Friday</text:span></text:span><text:span text:style-name="T17">. The job should append the current disk usage to the file </text:span><text:span text:style-name="Source_20_Text"><text:span text:style-name="T17">/home/devops/disk_usage</text:span></text:span><text:span text:style-name="T17">. </text:span></text:p>
      <text:p text:style-name="P20"/>
      <text:p text:style-name="P15"><text:span text:style-name="T19">5 - </text:span><text:span text:style-name="T17">Create and execute on the </text:span><text:span text:style-name="Source_20_Text"><text:span text:style-name="T17">webservers</text:span></text:span><text:span text:style-name="T17"> host group a playbook which uses the </text:span><text:span text:style-name="Source_20_Text"><text:span text:style-name="T17">linux-system-roles.network</text:span></text:span><text:span text:style-name="T17"> role to configure with the </text:span><text:span text:style-name="Source_20_Text"><text:span text:style-name="T17">172.25.250.40/24</text:span></text:span><text:span text:style-name="T17"> IP address the spare network interface, </text:span><text:span text:style-name="Source_20_Text"><text:span text:style-name="T17">ens4</text:span></text:span><text:span text:style-name="T17">. </text:span></text:p>
      <text:p text:style-name="P20"/>
      <text:p text:style-name="P5"><text:span text:style-name="Source_20_Text"><text:span text:style-name="T16">[student@workstation ~]$ </text:span></text:span><text:span text:style-name="Strong_20_Emphasis"><text:span text:style-name="Source_20_Text"><text:span text:style-name="T16">lab system-review grade</text:span></text:span></text:span></text:p>
      <text:p text:style-name="P5"><text:span text:style-name="Source_20_Text"><text:span text:style-name="T16">[student@workstation ~]$ </text:span></text:span><text:span text:style-name="Strong_20_Emphasis"><text:span text:style-name="Source_20_Text"><text:span text:style-name="T16">lab system-review finish</text:span></text:span></text:span></text:p>
      <text:p text:style-name="P20"/>
      <text:p text:style-name="P23">Chapter <text:span text:style-name="T13">1</text:span><text:span text:style-name="T14">1</text:span></text:p>
      <text:p text:style-name="P20"/>
      <text:p text:style-name="P15"><text:span text:style-name="T19"><text:s/></text:span><text:span text:style-name="Source_20_Text"><text:span text:style-name="T23">[student@workstation ~]$ lab review-deploy start</text:span></text:span></text:p>
      <text:p text:style-name="P30"/>
      <text:p text:style-name="P27"><text:span text:style-name="T28">2 - </text:span><text:span text:style-name="T16">Install Ansible on </text:span><text:span text:style-name="Source_20_Text"><text:span text:style-name="T16">workstation</text:span></text:span><text:span text:style-name="T16"> so that it can serve the control node. </text:span></text:p>
      <text:p text:style-name="P28"><text:span text:style-name="T20">3 - </text:span><text:span text:style-name="T19">On the control node, create an inventory file, </text:span><text:span text:style-name="Source_20_Text"><text:span text:style-name="T19">/home/student/review-deploy/inventory</text:span></text:span><text:span text:style-name="T19">, containing a group called </text:span><text:span text:style-name="Source_20_Text"><text:span text:style-name="T19">dev</text:span></text:span><text:span text:style-name="T19">. This group should consist of the managed hosts </text:span><text:span text:style-name="Source_20_Text"><text:span text:style-name="T19">servera.lab.example.com</text:span></text:span><text:span text:style-name="T19"> and </text:span><text:span text:style-name="Source_20_Text"><text:span text:style-name="T19">serverb.lab.example.com</text:span></text:span><text:span text:style-name="T19">. </text:span></text:p>
      <text:p text:style-name="P42">[dev]</text:p>
      <text:p text:style-name="P42">servera.lab.example.com</text:p>
      <text:p text:style-name="P42">serverb.lab.example.com</text:p>
      <text:p text:style-name="P42"/>
      <text:p text:style-name="P28"><text:span text:style-name="T20">4 - </text:span><text:span text:style-name="T19">Create the Ansible configuration file in </text:span><text:span text:style-name="Source_20_Text"><text:span text:style-name="T19">/home/student/review-deploy/ansible.cfg</text:span></text:span><text:span text:style-name="T19">. The configuration file should reference the </text:span><text:span text:style-name="Source_20_Text"><text:span text:style-name="T19">/home/student/review-deploy/inventory</text:span></text:span><text:span text:style-name="T19"> inventory file.</text:span><text:span text:style-name="T17">Add the following entries to configure the inventory file </text:span><text:span text:style-name="Source_20_Text"><text:span text:style-name="T17">./inventory</text:span></text:span><text:span text:style-name="T17"> as the inventory source. Save the changes and exit the text editor. </text:span></text:p>
      <text:p text:style-name="P43">[defaults]</text:p>
      <text:p text:style-name="P43">inventory=./inventory</text:p>
      <text:p text:style-name="P31"/>
      <text:p text:style-name="P28"><text:span text:style-name="T20">5 - </text:span><text:span text:style-name="T17">Execute an ad hoc command using privilege escalation to modify the contents of the </text:span><text:span text:style-name="Source_20_Text"><text:span text:style-name="T17">/etc/motd</text:span></text:span><text:span text:style-name="T17"> file on </text:span><text:span text:style-name="Source_20_Text"><text:span text:style-name="T17">servera</text:span></text:span><text:span text:style-name="T17"> and </text:span><text:span text:style-name="Source_20_Text"><text:span text:style-name="T17">serverb</text:span></text:span><text:span text:style-name="T17"> to contain the string </text:span><text:span text:style-name="Source_20_Text"><text:span text:style-name="T17">Managed by Ansible\n</text:span></text:span><text:span text:style-name="T17">. Use </text:span><text:span text:style-name="Source_20_Text"><text:span text:style-name="T17">devops</text:span></text:span><text:span text:style-name="T17"> as the remote user. </text:span></text:p>
      <text:p text:style-name="P33"/>
      <text:p text:style-name="P28"><text:span text:style-name="T20">6 - </text:span><text:span text:style-name="T17">Execute an ad hoc command to verify that the contents of the </text:span><text:span text:style-name="Source_20_Text"><text:span text:style-name="T17">/etc/motd</text:span></text:span><text:span text:style-name="T17"> file on </text:span><text:span text:style-name="Source_20_Text"><text:span text:style-name="T17">servera</text:span></text:span><text:span text:style-name="T17"> and </text:span><text:span text:style-name="Source_20_Text"><text:span text:style-name="T17">serverb</text:span></text:span><text:span text:style-name="T17"> are identical. </text:span></text:p>
      <text:p text:style-name="P7"><text:span text:style-name="Source_20_Text"><text:span text:style-name="T17">[student@workstation ~]$ </text:span></text:span><text:span text:style-name="Strong_20_Emphasis"><text:span text:style-name="Source_20_Text"><text:span text:style-name="T17">lab review-deploy grade</text:span></text:span></text:span></text:p>
      <text:p text:style-name="P7"><text:span text:style-name="Source_20_Text"><text:span text:style-name="T17">[student@workstation ~]$ </text:span></text:span><text:span text:style-name="Strong_20_Emphasis"><text:span text:style-name="Source_20_Text"><text:span text:style-name="T17">lab review-deploy finish</text:span></text:span></text:span></text:p>
      <text:p text:style-name="P34"/>
      <text:h text:style-name="P1" text:outline-level="2"><text:bookmark text:name="review-playbooks-lab"/>Lab: Creating Playbooks</text:h>
      <text:p text:style-name="P7"><text:span text:style-name="Source_20_Text"><text:span text:style-name="T17">[student@workstation ~]$ </text:span></text:span><text:span text:style-name="Strong_20_Emphasis"><text:span text:style-name="Source_20_Text"><text:span text:style-name="T17">lab review-playbooks start</text:span></text:span></text:span></text:p>
      <text:p text:style-name="P34"><text:soft-page-break/></text:p>
      <text:p text:style-name="P28"><text:span text:style-name="T20">1 - </text:span><text:span text:style-name="T17">As the </text:span><text:span text:style-name="Source_20_Text"><text:span text:style-name="T17">student</text:span></text:span><text:span text:style-name="T17"> user on </text:span><text:span text:style-name="Source_20_Text"><text:span text:style-name="T17">workstation</text:span></text:span><text:span text:style-name="T17">, create the inventory file </text:span><text:span text:style-name="Source_20_Text"><text:span text:style-name="T17">/home/student/review-playbooks/inventory</text:span></text:span><text:span text:style-name="T17">, containing </text:span><text:span text:style-name="Source_20_Text"><text:span text:style-name="T17">serverc.lab.example.com</text:span></text:span><text:span text:style-name="T17"> in the </text:span><text:span text:style-name="Source_20_Text"><text:span text:style-name="T17">ftpclients</text:span></text:span><text:span text:style-name="T17"> group, and </text:span><text:span text:style-name="Source_20_Text"><text:span text:style-name="T17">serverb.lab.example.com</text:span></text:span><text:span text:style-name="T17"> and </text:span><text:span text:style-name="Source_20_Text"><text:span text:style-name="T17">serverd.lab.example.com</text:span></text:span><text:span text:style-name="T17"> in the </text:span><text:span text:style-name="Source_20_Text"><text:span text:style-name="T17">ftpservers</text:span></text:span><text:span text:style-name="T17"> group. </text:span></text:p>
      <text:p text:style-name="P33"/>
      <text:p text:style-name="P28"><text:span text:style-name="T20">2 - </text:span><text:span text:style-name="T17">Create the Ansible configuration file, </text:span><text:span text:style-name="Source_20_Text"><text:span text:style-name="T17">/home/student/review-playbooks/ansible.cfg</text:span></text:span><text:span text:style-name="T17">, and populate it with the necessary entries to meet these requirements: </text:span></text:p>
      <text:list xml:id="list1749415975" text:style-name="L2">
        <text:list-item>
          <text:p text:style-name="P35">Configure the Ansible project to use the newly created inventory </text:p>
        </text:list-item>
        <text:list-item>
          <text:p text:style-name="P39"><text:span text:style-name="T17">Connect to managed hosts as the </text:span><text:span text:style-name="Source_20_Text"><text:span text:style-name="T17">devops</text:span></text:span><text:span text:style-name="T17"> user </text:span></text:p>
        </text:list-item>
        <text:list-item>
          <text:p text:style-name="P39"><text:span text:style-name="T17">Utilize privilege escalation using </text:span><text:span text:style-name="Strong_20_Emphasis"><text:span text:style-name="T17">sudo</text:span></text:span><text:span text:style-name="T17"> as the </text:span><text:span text:style-name="Source_20_Text"><text:span text:style-name="T17">root</text:span></text:span><text:span text:style-name="T17"> user </text:span></text:p>
        </text:list-item>
        <text:list-item>
          <text:p text:style-name="P35">Escalate privileges for each task by default </text:p>
        </text:list-item>
      </text:list>
      <text:p text:style-name="P28"><text:span text:style-name="T20">3 - </text:span><text:span text:style-name="T17">Create the playbook, </text:span><text:span text:style-name="Source_20_Text"><text:span text:style-name="T17">/home/student/review-playbooks/ftpclients.yml</text:span></text:span><text:span text:style-name="T17">, containing a play that targets hosts in the </text:span><text:span text:style-name="Source_20_Text"><text:span text:style-name="T17">ftpclients</text:span></text:span><text:span text:style-name="T17"> inventory group and ensures that the lftp package is installed. </text:span></text:p>
      <text:p text:style-name="P28"><text:span text:style-name="T20">4 - </text:span><text:span text:style-name="T17">Place the provided vsftpd configuration file, </text:span><text:span text:style-name="Source_20_Text"><text:span text:style-name="T17">vsftpd.conf.j2</text:span></text:span><text:span text:style-name="T17">, in the </text:span><text:span text:style-name="Source_20_Text"><text:span text:style-name="T17">templates</text:span></text:span><text:span text:style-name="T17"> subdirectory. </text:span></text:p>
      <text:p text:style-name="P28"><text:span text:style-name="T20">5 - </text:span><text:span text:style-name="T17">Place the provided </text:span><text:span text:style-name="Source_20_Text"><text:span text:style-name="T17">defaults-template.yml</text:span></text:span><text:span text:style-name="T17"> file in the </text:span><text:span text:style-name="Source_20_Text"><text:span text:style-name="T17">vars</text:span></text:span><text:span text:style-name="T17"> subdirectory. </text:span></text:p>
      <text:p text:style-name="P28"><text:span text:style-name="T20">6 - </text:span><text:span text:style-name="T17">Create a </text:span><text:span text:style-name="Source_20_Text"><text:span text:style-name="T17">vars.yml</text:span></text:span><text:span text:style-name="T17"> variable definition file in the </text:span><text:span text:style-name="Source_20_Text"><text:span text:style-name="T17">vars</text:span></text:span><text:span text:style-name="T17"> subdirectory to define the following three variables and their values. </text:span></text:p>
      <table:table table:name="Table1" table:style-name="Table1">
        <table:table-column table:style-name="Table1.A"/>
        <table:table-column table:style-name="Table1.B"/>
        <table:table-header-rows>
          <table:table-row>
            <table:table-cell table:style-name="Table1.A1" office:value-type="string">
              <text:p text:style-name="P25">Variable</text:p>
            </table:table-cell>
            <table:table-cell table:style-name="Table1.B1" office:value-type="string">
              <text:p text:style-name="P25">Value</text:p>
            </table:table-cell>
          </table:table-row>
        </table:table-header-rows>
        <table:table-row>
          <table:table-cell table:style-name="Table1.A2" office:value-type="string">
            <text:p text:style-name="P24">vsftpd_package</text:p>
          </table:table-cell>
          <table:table-cell table:style-name="Table1.B2" office:value-type="string">
            <text:p text:style-name="P24">vsftpd</text:p>
          </table:table-cell>
        </table:table-row>
        <table:table-row>
          <table:table-cell table:style-name="Table1.A2" office:value-type="string">
            <text:p text:style-name="P24">vsftpd_service</text:p>
          </table:table-cell>
          <table:table-cell table:style-name="Table1.B2" office:value-type="string">
            <text:p text:style-name="P24">vsftpd</text:p>
          </table:table-cell>
        </table:table-row>
        <table:table-row>
          <table:table-cell table:style-name="Table1.A4" office:value-type="string">
            <text:p text:style-name="P24">vsftpd_config_file</text:p>
          </table:table-cell>
          <table:table-cell table:style-name="Table1.B4" office:value-type="string">
            <text:p text:style-name="P24">/etc/vsftpd/vsftpd.conf</text:p>
          </table:table-cell>
        </table:table-row>
      </table:table>
      <text:p text:style-name="P34"/>
      <text:p text:style-name="P38"><text:span text:style-name="T17">7 - Using the previously created Jinja2 template and variable definition files, create a second playbook, </text:span><text:span text:style-name="Source_20_Text"><text:span text:style-name="T17">/home/student/review-playbooks/ansible-vsftpd.yml</text:span></text:span><text:span text:style-name="T17">, to configure the vsftpd service on the hosts in the </text:span><text:span text:style-name="Source_20_Text"><text:span text:style-name="T17">ftpservers</text:span></text:span><text:span text:style-name="T17"> inventory group.</text:span></text:p>
      <text:p text:style-name="P28"><text:span text:style-name="T20">8 - </text:span><text:span text:style-name="T17">Create a third playbook, </text:span><text:span text:style-name="Source_20_Text"><text:span text:style-name="T17">/home/student/review-playbooks/site.yml</text:span></text:span><text:span text:style-name="T17">, and include the plays from the two playbooks created previously, </text:span><text:span text:style-name="Source_20_Text"><text:span text:style-name="T17">ftpclients.yml</text:span></text:span><text:span text:style-name="T17"> and </text:span><text:span text:style-name="Source_20_Text"><text:span text:style-name="T17">ansible-vsftpd.yml</text:span></text:span><text:span text:style-name="T17">. </text:span></text:p>
      <text:p text:style-name="P28"><text:span text:style-name="T20">9 - </text:span><text:span text:style-name="T17">Execute the </text:span><text:span text:style-name="Source_20_Text"><text:span text:style-name="T17">/home/student/review-playbooks/site.yml</text:span></text:span><text:span text:style-name="T17"> playbook to verify that it performs the desired tasks on the managed hosts. </text:span></text:p>
      <text:p text:style-name="P34"/>
      <text:p text:style-name="P7"><text:span text:style-name="Source_20_Text"><text:span text:style-name="T17">[student@workstation ~]$ </text:span></text:span><text:span text:style-name="Strong_20_Emphasis"><text:span text:style-name="Source_20_Text"><text:span text:style-name="T17">lab review-playbooks grade</text:span></text:span></text:span></text:p>
      <text:p text:style-name="P7"><text:span text:style-name="Source_20_Text"><text:span text:style-name="T17">[student@workstation ~]$ </text:span></text:span><text:span text:style-name="Strong_20_Emphasis"><text:span text:style-name="Source_20_Text"><text:span text:style-name="T17">lab review-playbooks finish</text:span></text:span></text:span></text:p>
      <text:p text:style-name="P34"/>
      <text:h text:style-name="P1" text:outline-level="2"><text:bookmark text:name="review-roles-lab"/>Lab: Creating Roles and Using Dynamic Inventory</text:h>
      <text:p text:style-name="P34"/>
      <text:p text:style-name="P28"><text:span text:style-name="T20">1 - </text:span><text:span text:style-name="Source_20_Text"><text:span text:style-name="T17">[student@workstation ~]$ </text:span></text:span><text:span text:style-name="Strong_20_Emphasis"><text:span text:style-name="Source_20_Text"><text:span text:style-name="T17">lab review-roles start</text:span></text:span></text:span></text:p>
      <text:p text:style-name="P28"><text:span text:style-name="T20">2 - </text:span><text:span text:style-name="T17">Change to the </text:span><text:span text:style-name="Source_20_Text"><text:span text:style-name="T17">review-roles</text:span></text:span><text:span text:style-name="T17"> working directory. Configure the Ansible project to use both the dynamic inventory file </text:span><text:span text:style-name="Source_20_Text"><text:span text:style-name="T17">crinventory.py</text:span></text:span><text:span text:style-name="T17"> and the static inventory file </text:span><text:span text:style-name="Source_20_Text"><text:span text:style-name="T17">inventory</text:span></text:span><text:span text:style-name="T17">. Verify the inventory configuration using the </text:span><text:span text:style-name="Strong_20_Emphasis"><text:span text:style-name="T17">ansible-inventory</text:span></text:span><text:span text:style-name="T17"> command. </text:span></text:p>
      <text:p text:style-name="P28"><text:span text:style-name="T20">3 - </text:span><text:span text:style-name="T17">Convert the </text:span><text:span text:style-name="Source_20_Text"><text:span text:style-name="T17">ansible-vsftpd.yml</text:span></text:span><text:span text:style-name="T17"> playbook to the role </text:span><text:span text:style-name="Source_20_Text"><text:span text:style-name="T17">ansible-vsftpd</text:span></text:span><text:span text:style-name="T17">. </text:span></text:p>
      <text:p text:style-name="P41"><text:span text:style-name="T22">4 - </text:span><text:span text:style-name="T17">Update the contents of the </text:span><text:span text:style-name="Source_20_Text"><text:span text:style-name="T17">roles/ansible-vsftpd/meta/main.yml</text:span></text:span><text:span text:style-name="T17"> file. </text:span></text:p>
      <text:p text:style-name="P40"><text:span text:style-name="T17">Change the value of the </text:span><text:span text:style-name="Source_20_Text"><text:span text:style-name="T17">author</text:span></text:span><text:span text:style-name="T17"> entry to </text:span><text:span text:style-name="Source_20_Text"><text:span text:style-name="T17">Red Hat Training</text:span></text:span><text:span text:style-name="T17">. </text:span></text:p>
      <text:p text:style-name="P40"><text:span text:style-name="T17">Change the value of the </text:span><text:span text:style-name="Source_20_Text"><text:span text:style-name="T17">description</text:span></text:span><text:span text:style-name="T17"> entry to "</text:span><text:span text:style-name="Source_20_Text"><text:span text:style-name="T17">example role for RH294</text:span></text:span><text:span text:style-name="T17">". </text:span></text:p>
      <text:p text:style-name="P40"><text:span text:style-name="T17">Change the value of the </text:span><text:span text:style-name="Source_20_Text"><text:span text:style-name="T17">company</text:span></text:span><text:span text:style-name="T17"> entry to "</text:span><text:span text:style-name="Source_20_Text"><text:span text:style-name="T17">Red Hat</text:span></text:span><text:span text:style-name="T17">". </text:span></text:p>
      <text:p text:style-name="P40"><text:span text:style-name="T17">Change the value of the </text:span><text:span text:style-name="Source_20_Text"><text:span text:style-name="T17">license:</text:span></text:span><text:span text:style-name="T17"> entry to "</text:span><text:span text:style-name="Source_20_Text"><text:span text:style-name="T17">BSD</text:span></text:span><text:span text:style-name="T17">". </text:span></text:p>
      <text:p text:style-name="P36"><text:soft-page-break/></text:p>
      <text:p text:style-name="P41"><text:span text:style-name="T22">5 - </text:span><text:span text:style-name="T17">Modify the contents of the </text:span><text:span text:style-name="Source_20_Text"><text:span text:style-name="T17">roles/ansible-vsftpd/README.md</text:span></text:span><text:span text:style-name="T17"> file so that it provides pertinent information regarding the role. After modification, the file should contain the following. </text:span></text:p>
      <text:p text:style-name="P37"><text:span text:style-name="T15">6 - </text:span>Remove the unused directories from the new role. </text:p>
      <text:p text:style-name="P41"><text:span text:style-name="T22">7 - </text:span><text:span text:style-name="T17">Create the new playbook </text:span><text:span text:style-name="Source_20_Text"><text:span text:style-name="T17">vsftpd-configure.yml</text:span></text:span><text:span text:style-name="T17">. It should contain the following. </text:span></text:p>
      <text:p text:style-name="P10">---</text:p>
      <text:p text:style-name="P9">- name: Install and configure vsftpd</text:p>
      <text:p text:style-name="P9"><text:s text:c="2"/>hosts: ftpservers</text:p>
      <text:p text:style-name="P9"><text:s text:c="2"/>vars:</text:p>
      <text:p text:style-name="P9"><text:s text:c="4"/>vsftpd_anon_root: /mnt/share/</text:p>
      <text:p text:style-name="P9"><text:s text:c="4"/>vsftpd_local_root: /mnt/share/</text:p>
      <text:p text:style-name="P9"/>
      <text:p text:style-name="P9"><text:s text:c="2"/>roles:</text:p>
      <text:p text:style-name="P9"><text:s text:c="4"/>- ansible-vsftpd</text:p>
      <text:p text:style-name="P9"/>
      <text:p text:style-name="P9"><text:s text:c="2"/>tasks:</text:p>
      <text:p text:style-name="P9"/>
      <text:p text:style-name="P9"><text:s text:c="2"/>- name: /dev/vdb1 is partitioned</text:p>
      <text:p text:style-name="P9"><text:s text:c="4"/>command: &gt;</text:p>
      <text:p text:style-name="P9"><text:s text:c="6"/>parted --script /dev/vdb mklabel gpt mkpart primary 1MiB 100%</text:p>
      <text:p text:style-name="P9"><text:s text:c="4"/>args:</text:p>
      <text:p text:style-name="P9"><text:s text:c="6"/>creates: /dev/vdb1</text:p>
      <text:p text:style-name="P9"/>
      <text:p text:style-name="P9"><text:s text:c="2"/>- name: XFS file system exists on /dev/vdb1</text:p>
      <text:p text:style-name="P9"><text:s text:c="4"/>filesystem:</text:p>
      <text:p text:style-name="P9"><text:s text:c="6"/>dev: /dev/vdb1</text:p>
      <text:p text:style-name="P9"><text:s text:c="6"/>fstype: xfs</text:p>
      <text:p text:style-name="P9"><text:s text:c="6"/>force: yes</text:p>
      <text:p text:style-name="P9"/>
      <text:p text:style-name="P9"><text:s text:c="2"/>- name: anon_root mount point exists</text:p>
      <text:p text:style-name="P9"><text:s text:c="4"/>file:</text:p>
      <text:p text:style-name="P9"><text:s text:c="6"/>path: '{{ vsftpd_anon_root }}'</text:p>
      <text:p text:style-name="P9"><text:s text:c="6"/>state: directory</text:p>
      <text:p text:style-name="P9"/>
      <text:p text:style-name="P9"><text:s text:c="2"/>- name: /dev/vdb1 is mounted on anon_root</text:p>
      <text:p text:style-name="P9"><text:s text:c="4"/>mount:</text:p>
      <text:p text:style-name="P9"><text:s text:c="6"/>name: '{{ vsftpd_anon_root }}'</text:p>
      <text:p text:style-name="P9"><text:s text:c="6"/>src: /dev/vdb1</text:p>
      <text:p text:style-name="P9"><text:s text:c="6"/>fstype: xfs</text:p>
      <text:p text:style-name="P9"><text:s text:c="6"/>state: mounted</text:p>
      <text:p text:style-name="P9"><text:s text:c="6"/>dump: '1'</text:p>
      <text:p text:style-name="P9"><text:s text:c="6"/>passno: '2'</text:p>
      <text:p text:style-name="P9"><text:s text:c="4"/>notify: restart vsftpd</text:p>
      <text:p text:style-name="P9"/>
      <text:p text:style-name="P9"><text:s text:c="2"/>- name: Make sure permissions on mounted fs are correct</text:p>
      <text:p text:style-name="P9"><text:s text:c="4"/>file:</text:p>
      <text:p text:style-name="P9"><text:s text:c="6"/>path: '{{ vsftpd_anon_root }}'</text:p>
      <text:p text:style-name="P9"><text:s text:c="6"/>owner: root</text:p>
      <text:p text:style-name="P9"><text:s text:c="6"/>group: root</text:p>
      <text:p text:style-name="P9"><text:s text:c="6"/>mode: '0755'</text:p>
      <text:p text:style-name="P9"><text:s text:c="6"/>setype: "{{ vsftpd_setype }}"</text:p>
      <text:p text:style-name="P9"><text:s text:c="6"/>state: directory</text:p>
      <text:p text:style-name="P9"/>
      <text:p text:style-name="P9"><text:s text:c="2"/>- name: Copy README to the ftp anon_root</text:p>
      <text:p text:style-name="P9"><text:s text:c="4"/>copy:</text:p>
      <text:p text:style-name="P9"><text:s text:c="6"/>dest: '{{ vsftpd_anon_root }}/README'</text:p>
      <text:p text:style-name="P9"><text:s text:c="6"/>content: "Welcome to the FTP server at {{ ansible_fqdn }}\n"</text:p>
      <text:p text:style-name="P12"><text:s text:c="6"/>setype: '{{ vsftpd_setype }}'</text:p>
      <text:p text:style-name="P41"><text:span text:style-name="T22">8 - </text:span><text:span text:style-name="T17">Change the </text:span><text:span text:style-name="Source_20_Text"><text:span text:style-name="T17">site.yml</text:span></text:span><text:span text:style-name="T17"> playbook to use the newly created </text:span><text:span text:style-name="Source_20_Text"><text:span text:style-name="T17">vsftpd-configure.yml</text:span></text:span><text:span text:style-name="T17"> playbook instead of the </text:span><text:span text:style-name="Source_20_Text"><text:span text:style-name="T17">ansible-vsftpd.yml</text:span></text:span><text:span text:style-name="T17"> playbook. </text:span></text:p>
      <text:p text:style-name="P41"><text:span text:style-name="T22">9 - </text:span><text:span text:style-name="T17">Verify that the </text:span><text:span text:style-name="Source_20_Text"><text:span text:style-name="T17">site.yml</text:span></text:span><text:span text:style-name="T17"> playbook works as intended by executing it with </text:span><text:span text:style-name="Strong_20_Emphasis"><text:span text:style-name="T17">ansible-playbook</text:span></text:span><text:span text:style-name="T17">. </text:span></text:p>
      <text:p text:style-name="P8"><text:span text:style-name="Source_20_Text"><text:span text:style-name="T17">[student@workstation ~]$ </text:span></text:span><text:span text:style-name="Strong_20_Emphasis"><text:span text:style-name="Source_20_Text"><text:span text:style-name="T17">lab review-roles grade</text:span></text:span></text:span></text:p>
      <text:p text:style-name="P8"><text:span text:style-name="Source_20_Text"><text:span text:style-name="T17">[student@workstation ~]$ </text:span></text:span><text:span text:style-name="Strong_20_Emphasis"><text:span text:style-name="Source_20_Text"><text:span text:style-name="T17">lab review-roles finish</text:span></text:span></text:span></text:p>
      <text:p text:style-name="P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8T22:08:32.544262530</meta:creation-date>
    <meta:print-date>2021-05-28T22:14:13.464772373</meta:print-date>
    <dc:date>2021-05-29T10:49:49.371308547</dc:date>
    <meta:editing-duration>PT12H20M45S</meta:editing-duration>
    <meta:editing-cycles>4</meta:editing-cycles>
    <meta:generator>LibreOffice/6.4.6.2$Linux_X86_64 LibreOffice_project/40$Build-2</meta:generator>
    <meta:document-statistic meta:table-count="1" meta:image-count="0" meta:object-count="0" meta:page-count="5" meta:paragraph-count="145" meta:word-count="1737" meta:character-count="12081" meta:non-whitespace-character-count="10235"/>
  </office:meta>
</office:document-meta>
</file>